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7cm"/>
    </style:style>
    <style:style style:name="co2" style:family="table-column">
      <style:table-column-properties fo:break-before="auto" style:column-width="2.568cm"/>
    </style:style>
    <style:style style:name="co3" style:family="table-column">
      <style:table-column-properties fo:break-before="auto" style:column-width="2.524cm"/>
    </style:style>
    <style:style style:name="co4" style:family="table-column">
      <style:table-column-properties fo:break-before="auto" style:column-width="2.674cm"/>
    </style:style>
    <style:style style:name="co5" style:family="table-column">
      <style:table-column-properties fo:break-before="auto" style:column-width="3.226cm"/>
    </style:style>
    <style:style style:name="co6" style:family="table-column">
      <style:table-column-properties fo:break-before="auto" style:column-width="2.0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language="en" fo:country="G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ad" table:style-name="ta1">
        <table:shapes>
          <draw:frame draw:z-index="0" draw:style-name="gr1" draw:text-style-name="P1" svg:width="16.337cm" svg:height="9.805cm" svg:x="0.213cm" svg:y="6.408cm">
            <draw:object draw:notify-on-update-of-ranges="load.A1:load.A1 load.B1:load.F1 load.A2:load.A2 load.B2:load.F2 load.A3:load.A3 load.B3:load.F3 load.A4:load.A4 load.B4:load.F4 load.A5:load.A5 load.B5:load.F5 load.A6:load.A6 load.B6:load.F6 load.A7:load.A7 load.B7:load.F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float" office:value="0.0993802202" calcext:value-type="float">
            <text:p>0.0993802202</text:p>
          </table:table-cell>
          <table:table-cell office:value-type="string" calcext:value-type="string">
            <text:p>10^2</text:p>
          </table:table-cell>
          <table:table-cell office:value-type="string" calcext:value-type="string">
            <text:p>10^3</text:p>
          </table:table-cell>
          <table:table-cell office:value-type="string" calcext:value-type="string">
            <text:p>10^4</text:p>
          </table:table-cell>
          <table:table-cell office:value-type="string" calcext:value-type="string">
            <text:p>10^5</text:p>
          </table:table-cell>
          <table:table-cell office:value-type="string" calcext:value-type="string">
            <text:p>10^6</text:p>
          </table:table-cell>
        </table:table-row>
        <table:table-row table:style-name="ro1">
          <table:table-cell office:value-type="string" calcext:value-type="string">
            <text:p>'Array'</text:p>
          </table:table-cell>
          <table:table-cell office:value-type="float" office:value="0.0000581944" calcext:value-type="float">
            <text:p>5.81944E-05</text:p>
          </table:table-cell>
          <table:table-cell table:style-name="ce1" office:value-type="float" office:value="0.0001530216" calcext:value-type="float">
            <text:p>0.0001530216</text:p>
          </table:table-cell>
          <table:table-cell office:value-type="float" office:value="0.0008623266" calcext:value-type="float">
            <text:p>0.0008623266</text:p>
          </table:table-cell>
          <table:table-cell office:value-type="float" office:value="0.0097481876" calcext:value-type="float">
            <text:p>0.0097481876</text:p>
          </table:table-cell>
          <table:table-cell table:style-name="ce1" office:value-type="float" office:value="0.087776917" calcext:value-type="float">
            <text:p>0.087776917</text:p>
          </table:table-cell>
        </table:table-row>
        <table:table-row table:style-name="ro1">
          <table:table-cell office:value-type="string" calcext:value-type="string">
            <text:p>'BF-Trie'</text:p>
          </table:table-cell>
          <table:table-cell office:value-type="float" office:value="0.0006574948" calcext:value-type="float">
            <text:p>0.0006574948</text:p>
          </table:table-cell>
          <table:table-cell table:style-name="ce2" office:value-type="float" office:value="0.0007556632" calcext:value-type="float">
            <text:p>0.0007556632</text:p>
          </table:table-cell>
          <table:table-cell table:style-name="ce2" office:value-type="float" office:value="0.0140911068" calcext:value-type="float">
            <text:p>0.0140911068</text:p>
          </table:table-cell>
          <table:table-cell table:style-name="ce2" office:value-type="float" office:value="0.0993802202" calcext:value-type="float">
            <text:p>0.0993802202</text:p>
          </table:table-cell>
          <table:table-cell table:style-name="ce2" office:value-type="float" office:value="2.4274276406" calcext:value-type="float">
            <text:p>2.4274276406</text:p>
          </table:table-cell>
        </table:table-row>
        <table:table-row table:style-name="ro1">
          <table:table-cell office:value-type="string" calcext:value-type="string">
            <text:p>'Bloofi'</text:p>
          </table:table-cell>
          <table:table-cell table:style-name="ce2" office:value-type="float" office:value="0.0140540882" calcext:value-type="float">
            <text:p>0.0140540882</text:p>
          </table:table-cell>
          <table:table-cell office:value-type="float" office:value="0.0097132438" calcext:value-type="float">
            <text:p>0.0097132438</text:p>
          </table:table-cell>
          <table:table-cell office:value-type="float" office:value="0.1198057116" calcext:value-type="float">
            <text:p>0.1198057116</text:p>
          </table:table-cell>
          <table:table-cell office:value-type="float" office:value="1.0099279192" calcext:value-type="float">
            <text:p>1.0099279192</text:p>
          </table:table-cell>
          <table:table-cell office:value-type="float" office:value="13.4869391338" calcext:value-type="float">
            <text:p>13.4869391338</text:p>
          </table:table-cell>
        </table:table-row>
        <table:table-row table:style-name="ro1">
          <table:table-cell office:value-type="string" calcext:value-type="string">
            <text:p>'FlatBloofi'</text:p>
          </table:table-cell>
          <table:table-cell office:value-type="float" office:value="0.001057079" calcext:value-type="float">
            <text:p>0.001057079</text:p>
          </table:table-cell>
          <table:table-cell office:value-type="float" office:value="0.002047031" calcext:value-type="float">
            <text:p>0.002047031</text:p>
          </table:table-cell>
          <table:table-cell office:value-type="float" office:value="0.0234065388" calcext:value-type="float">
            <text:p>0.0234065388</text:p>
          </table:table-cell>
          <table:table-cell office:value-type="float" office:value="0.1674237868" calcext:value-type="float">
            <text:p>0.1674237868</text:p>
          </table:table-cell>
          <table:table-cell office:value-type="float" office:value="8.0814297264" calcext:value-type="float">
            <text:p>8.0814297264</text:p>
          </table:table-cell>
        </table:table-row>
        <table:table-row table:style-name="ro1">
          <table:table-cell office:value-type="string" calcext:value-type="string">
            <text:p>'Hamming'</text:p>
          </table:table-cell>
          <table:table-cell office:value-type="float" office:value="0.0023002414" calcext:value-type="float">
            <text:p>0.0023002414</text:p>
          </table:table-cell>
          <table:table-cell office:value-type="float" office:value="0.0027066366" calcext:value-type="float">
            <text:p>0.0027066366</text:p>
          </table:table-cell>
          <table:table-cell office:value-type="float" office:value="0.0297369412" calcext:value-type="float">
            <text:p>0.0297369412</text:p>
          </table:table-cell>
          <table:table-cell office:value-type="float" office:value="0.1997025904" calcext:value-type="float">
            <text:p>0.1997025904</text:p>
          </table:table-cell>
          <table:table-cell office:value-type="float" office:value="2.6984169234" calcext:value-type="float">
            <text:p>2.6984169234</text:p>
          </table:table-cell>
        </table:table-row>
        <table:table-row table:style-name="ro1">
          <table:table-cell table:style-name="ce1" office:value-type="string" calcext:value-type="string">
            <text:p>'List'</text:p>
          </table:table-cell>
          <table:table-cell office:value-type="float" office:value="0.000061174" calcext:value-type="float">
            <text:p>6.1174E-05</text:p>
          </table:table-cell>
          <table:table-cell office:value-type="float" office:value="0.0001276928" calcext:value-type="float">
            <text:p>0.0001276928</text:p>
          </table:table-cell>
          <table:table-cell table:style-name="ce1" office:value-type="float" office:value="0.0010601338" calcext:value-type="float">
            <text:p>0.0010601338</text:p>
          </table:table-cell>
          <table:table-cell table:style-name="ce1" office:value-type="float" office:value="0.0095388222" calcext:value-type="float">
            <text:p>0.0095388222</text:p>
          </table:table-cell>
          <table:table-cell table:style-name="ce1" office:value-type="float" office:value="0.0846187256" calcext:value-type="float">
            <text:p>0.08461872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1">00/00/0000</text:date>, <text:time style:data-style-name="N2" text:time-value="17:58:28.370426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1T18:28:02.531660161</dc:date>
    <meta:editing-duration>PT26M6S</meta:editing-duration>
    <meta:editing-cycles>9</meta:editing-cycles>
    <meta:generator>LibreOffice/6.4.7.2$Linux_X86_64 LibreOffice_project/40$Build-2</meta:generator>
    <meta:document-statistic meta:table-count="1" meta:cell-count="42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338cm" svg:height="9.806cm" xlink:href=".." xlink:type="simple" chart:class="chart:line" chart:style-name="ch1">
        <chart:legend chart:legend-position="end" svg:x="13.364cm" svg:y="3.341cm" style:legend-expansion="high" chart:style-name="ch2"/>
        <chart:plot-area chart:style-name="ch3" table:cell-range-address="load.A1:load.F7" chart:data-source-has-labels="both" svg:x="-0.145cm" svg:y="0.21cm" svg:width="13.349cm" svg:height="9.088cm">
          <chartooo:coordinate-region svg:x="1.164cm" svg:y="0.412cm" svg:width="11.668cm" svg:height="8.233cm"/>
          <chart:axis chart:dimension="x" chart:name="primary-x" chart:style-name="ch4" chartooo:axis-type="auto">
            <chartooo:date-scale/>
            <chart:title svg:x="5.72cm" svg:y="9.256cm" chart:style-name="ch5">
              <text:p>N of Filters</text:p>
            </chart:title>
            <chart:categories table:cell-range-address="load.B1:load.F1"/>
          </chart:axis>
          <chart:axis chart:dimension="x" chart:name="secondary-x" chart:style-name="ch6"/>
          <chart:axis chart:dimension="y" chart:name="primary-y" chart:style-name="ch7">
            <chart:title svg:x="0cm" svg:y="5.425cm" chart:style-name="ch8">
              <text:p>Seconds</text:p>
            </chart:title>
            <chart:grid chart:style-name="ch9" chart:class="major"/>
          </chart:axis>
          <chart:axis chart:dimension="y" chart:name="secondary-y" chart:style-name="ch6"/>
          <chart:series chart:attached-axis="primary-y" chart:style-name="ch10" chart:values-cell-range-address="load.B2:load.F2" chart:label-cell-address="load.A2:load.A2" chart:class="chart:line">
            <chart:data-point chart:repeated="5"/>
          </chart:series>
          <chart:series chart:attached-axis="primary-y" chart:style-name="ch11" chart:values-cell-range-address="load.B3:load.F3" chart:label-cell-address="load.A3:load.A3" chart:class="chart:line">
            <chart:data-point chart:repeated="5"/>
          </chart:series>
          <chart:series chart:attached-axis="primary-y" chart:style-name="ch12" chart:values-cell-range-address="load.B4:load.F4" chart:label-cell-address="load.A4:load.A4" chart:class="chart:line">
            <chart:data-point chart:repeated="5"/>
          </chart:series>
          <chart:series chart:attached-axis="primary-y" chart:style-name="ch13" chart:values-cell-range-address="load.B5:load.F5" chart:label-cell-address="load.A5:load.A5" chart:class="chart:line">
            <chart:data-point chart:repeated="5"/>
          </chart:series>
          <chart:series chart:attached-axis="primary-y" chart:style-name="ch14" chart:values-cell-range-address="load.B6:load.F6" chart:label-cell-address="load.A6:load.A6" chart:class="chart:line">
            <chart:data-point chart:repeated="5"/>
          </chart:series>
          <chart:series chart:attached-axis="primary-y" chart:style-name="ch15" chart:values-cell-range-address="load.B7:load.F7" chart:label-cell-address="load.A7:load.A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^2</text:p>
                <draw:g>
                  <svg:desc>load.B1:load.F1</svg:desc>
                </draw:g>
              </table:table-cell>
              <table:table-cell office:value-type="string">
                <text:p>10^3</text:p>
              </table:table-cell>
              <table:table-cell office:value-type="string">
                <text:p>10^4</text:p>
              </table:table-cell>
              <table:table-cell office:value-type="string">
                <text:p>10^5</text:p>
              </table:table-cell>
              <table:table-cell office:value-type="string">
                <text:p>10^6</text:p>
              </table:table-cell>
            </table:table-row>
          </table:table-header-rows>
          <table:table-rows>
            <table:table-row>
              <table:table-cell office:value-type="string">
                <text:p>'Array'</text:p>
                <draw:g>
                  <svg:desc>load.A2:load.A2</svg:desc>
                </draw:g>
              </table:table-cell>
              <table:table-cell office:value-type="float" office:value="0.0000581944">
                <text:p>0.0000581944</text:p>
                <draw:g>
                  <svg:desc>load.B2:load.F2</svg:desc>
                </draw:g>
              </table:table-cell>
              <table:table-cell office:value-type="float" office:value="0.0001530216">
                <text:p>0.0001530216</text:p>
              </table:table-cell>
              <table:table-cell office:value-type="float" office:value="0.0008623266">
                <text:p>0.0008623266</text:p>
              </table:table-cell>
              <table:table-cell office:value-type="float" office:value="0.0097481876">
                <text:p>0.0097481876</text:p>
              </table:table-cell>
              <table:table-cell office:value-type="float" office:value="0.087776917">
                <text:p>0.087776917</text:p>
              </table:table-cell>
            </table:table-row>
            <table:table-row>
              <table:table-cell office:value-type="string">
                <text:p>'BF-Trie'</text:p>
                <draw:g>
                  <svg:desc>load.A3:load.A3</svg:desc>
                </draw:g>
              </table:table-cell>
              <table:table-cell office:value-type="float" office:value="0.0006574948">
                <text:p>0.0006574948</text:p>
                <draw:g>
                  <svg:desc>load.B3:load.F3</svg:desc>
                </draw:g>
              </table:table-cell>
              <table:table-cell office:value-type="float" office:value="0.0007556632">
                <text:p>0.0007556632</text:p>
              </table:table-cell>
              <table:table-cell office:value-type="float" office:value="0.0140911068">
                <text:p>0.0140911068</text:p>
              </table:table-cell>
              <table:table-cell office:value-type="float" office:value="0.0993802202">
                <text:p>0.0993802202</text:p>
              </table:table-cell>
              <table:table-cell office:value-type="float" office:value="2.4274276406">
                <text:p>2.4274276406</text:p>
              </table:table-cell>
            </table:table-row>
            <table:table-row>
              <table:table-cell office:value-type="string">
                <text:p>'Bloofi'</text:p>
                <draw:g>
                  <svg:desc>load.A4:load.A4</svg:desc>
                </draw:g>
              </table:table-cell>
              <table:table-cell office:value-type="float" office:value="0.0140540882">
                <text:p>0.0140540882</text:p>
                <draw:g>
                  <svg:desc>load.B4:load.F4</svg:desc>
                </draw:g>
              </table:table-cell>
              <table:table-cell office:value-type="float" office:value="0.0097132438">
                <text:p>0.0097132438</text:p>
              </table:table-cell>
              <table:table-cell office:value-type="float" office:value="0.1198057116">
                <text:p>0.1198057116</text:p>
              </table:table-cell>
              <table:table-cell office:value-type="float" office:value="1.0099279192">
                <text:p>1.0099279192</text:p>
              </table:table-cell>
              <table:table-cell office:value-type="float" office:value="13.4869391338">
                <text:p>13.4869391338</text:p>
              </table:table-cell>
            </table:table-row>
            <table:table-row>
              <table:table-cell office:value-type="string">
                <text:p>'FlatBloofi'</text:p>
                <draw:g>
                  <svg:desc>load.A5:load.A5</svg:desc>
                </draw:g>
              </table:table-cell>
              <table:table-cell office:value-type="float" office:value="0.001057079">
                <text:p>0.001057079</text:p>
                <draw:g>
                  <svg:desc>load.B5:load.F5</svg:desc>
                </draw:g>
              </table:table-cell>
              <table:table-cell office:value-type="float" office:value="0.002047031">
                <text:p>0.002047031</text:p>
              </table:table-cell>
              <table:table-cell office:value-type="float" office:value="0.0234065388">
                <text:p>0.0234065388</text:p>
              </table:table-cell>
              <table:table-cell office:value-type="float" office:value="0.1674237868">
                <text:p>0.1674237868</text:p>
              </table:table-cell>
              <table:table-cell office:value-type="float" office:value="8.0814297264">
                <text:p>8.0814297264</text:p>
              </table:table-cell>
            </table:table-row>
            <table:table-row>
              <table:table-cell office:value-type="string">
                <text:p>'Hamming'</text:p>
                <draw:g>
                  <svg:desc>load.A6:load.A6</svg:desc>
                </draw:g>
              </table:table-cell>
              <table:table-cell office:value-type="float" office:value="0.0023002414">
                <text:p>0.0023002414</text:p>
                <draw:g>
                  <svg:desc>load.B6:load.F6</svg:desc>
                </draw:g>
              </table:table-cell>
              <table:table-cell office:value-type="float" office:value="0.0027066366">
                <text:p>0.0027066366</text:p>
              </table:table-cell>
              <table:table-cell office:value-type="float" office:value="0.0297369412">
                <text:p>0.0297369412</text:p>
              </table:table-cell>
              <table:table-cell office:value-type="float" office:value="0.1997025904">
                <text:p>0.1997025904</text:p>
              </table:table-cell>
              <table:table-cell office:value-type="float" office:value="2.6984169234">
                <text:p>2.6984169234</text:p>
              </table:table-cell>
            </table:table-row>
            <table:table-row>
              <table:table-cell office:value-type="string">
                <text:p>'List'</text:p>
                <draw:g>
                  <svg:desc>load.A7:load.A7</svg:desc>
                </draw:g>
              </table:table-cell>
              <table:table-cell office:value-type="float" office:value="0.000061174">
                <text:p>0.000061174</text:p>
                <draw:g>
                  <svg:desc>load.B7:load.F7</svg:desc>
                </draw:g>
              </table:table-cell>
              <table:table-cell office:value-type="float" office:value="0.0001276928">
                <text:p>0.0001276928</text:p>
              </table:table-cell>
              <table:table-cell office:value-type="float" office:value="0.0010601338">
                <text:p>0.0010601338</text:p>
              </table:table-cell>
              <table:table-cell office:value-type="float" office:value="0.0095388222">
                <text:p>0.0095388222</text:p>
              </table:table-cell>
              <table:table-cell office:value-type="float" office:value="0.0846187256">
                <text:p>0.0846187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